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3.07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27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solid" style:text-underline-width="auto" style:text-underline-color="font-color"/>
    </style:style>
    <style:style style:name="T5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text-underline-style="none" style:text-underline-color="font-color"/>
    </style:style>
    <style:style style:name="T6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Arial"/>
    </style:style>
    <style:style style:name="T7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51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ｘｘｘｘ股份有限公司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供應商品質問題改善聯絡書</text:p>
          </table:table-cell>
          <table:covered-table-cell table:number-columns-repeated="5"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供應商<text:span text:style-name="T1">:  </text:span></text:p>
          </table:table-cell>
          <table:table-cell table:style-name="ce10" table:number-columns-repeated="2"/>
          <table:table-cell table:style-name="ce10" office:value-type="string" calcext:value-type="string">
            <text:p>TEL/FAX: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產品名稱規格<text:span text:style-name="T1">:</text:span></text:p>
          </table:table-cell>
          <table:table-cell table:style-name="ce10" table:number-columns-repeated="2"/>
          <table:table-cell table:style-name="ce13" office:value-type="string" calcext:value-type="string">
            <text:p>聯絡時間<text:span text:style-name="T1">:       </text:span><text:span text:style-name="T2">年</text:span><text:span text:style-name="T3">      </text:span><text:span text:style-name="T2">月</text:span><text:span text:style-name="T3">        </text:span><text:span text:style-name="T2">日</text:span>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進料時間<text:span text:style-name="T1">:       </text:span><text:span text:style-name="T2">年</text:span><text:span text:style-name="T3">         </text:span><text:span text:style-name="T2">月</text:span><text:span text:style-name="T3">           </text:span><text:span text:style-name="T2">日</text:span></text:p>
          </table:table-cell>
          <table:table-cell table:style-name="ce10" table:number-columns-repeated="2"/>
          <table:table-cell table:style-name="ce13" office:value-type="string" calcext:value-type="string">
            <text:p>抽檢數量<text:span text:style-name="T1">:</text:span>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進料數量<text:span text:style-name="T1">:</text:span></text:p>
          </table:table-cell>
          <table:table-cell table:style-name="ce10" table:number-columns-repeated="2"/>
          <table:table-cell table:style-name="ce13" office:value-type="string" calcext:value-type="string">
            <text:p>不<text:span text:style-name="T1"> </text:span><text:span text:style-name="T2">良</text:span><text:span text:style-name="T3"> </text:span><text:span text:style-name="T2">率</text:span><text:span text:style-name="T3"> :</text:span>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不良反應<text:span text:style-name="T1">:      </text:span><text:span text:style-name="T2">□進料檢驗</text:span><text:span text:style-name="T3">    </text:span><text:span text:style-name="T2">□生產製造</text:span><text:span text:style-name="T3">    </text:span><text:span text:style-name="T2">□客戶報怨</text:span><text:span text:style-name="T3">    </text:span><text:span text:style-name="T2">□其它</text:span></text:p>
          </table:table-cell>
          <table:table-cell table:style-name="ce10" table:number-columns-repeated="4"/>
          <table: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>
            <text:p>品質問題<text:span text:style-name="T1">:</text:span></text:p>
          </table:table-cell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2" table:number-rows-repeated="2">
          <table:table-cell table:style-name="ce3"/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2" table:number-rows-repeated="3">
          <table:table-cell table:style-name="ce4"/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2">
          <table:table-cell table:style-name="ce5" office:value-type="string" calcext:value-type="string">
            <text:p>品保部<text:span text:style-name="T1"> </text:span></text:p>
          </table:table-cell>
          <table:table-cell table:style-name="ce10" table:number-columns-repeated="2"/>
          <table:table-cell table:style-name="ce5" office:value-type="string" calcext:value-type="string">
            <text:p>物料部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供應商答覆<text:span text:style-name="T1">(</text:span><text:span text:style-name="T2">請於接到聯絡後</text:span><text:span text:style-name="T4">                </text:span><text:span text:style-name="T5">日內</text:span><text:span text:style-name="T6">,</text:span><text:span text:style-name="T7">完成回覆</text:span><text:span text:style-name="T6">)</text:span></text:p>
          </table:table-cell>
          <table:table-cell table:style-name="ce10" table:number-columns-repeated="4"/>
          <table: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>
            <text:p>問題產品處理<text:span text:style-name="T1">(</text:span><text:span text:style-name="T2">矯正</text:span><text:span text:style-name="T3">)</text:span><text:span text:style-name="T2">及原因分析</text:span><text:span text:style-name="T3">:</text:span></text:p>
          </table:table-cell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2" table:number-rows-repeated="2">
          <table:table-cell table:style-name="ce3"/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2" table:number-rows-repeated="3">
          <table:table-cell table:style-name="ce4"/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2">
          <table:table-cell table:style-name="ce2" office:value-type="string" calcext:value-type="string">
            <text:p>改善對策<text:span text:style-name="T1">(</text:span><text:span text:style-name="T2">預防</text:span><text:span text:style-name="T3">):</text:span></text:p>
          </table:table-cell>
          <table:table-cell table:style-name="ce10" table:number-columns-repeated="4"/>
          <table:table-cell table:style-name="ce14"/>
          <table:table-cell table:number-columns-repeated="1018"/>
        </table:table-row>
        <table:table-row table:style-name="ro2" table:number-rows-repeated="3">
          <table:table-cell table:style-name="ce3"/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2" table:number-rows-repeated="2">
          <table:table-cell table:style-name="ce4"/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2">
          <table:table-cell table:style-name="ce2" office:value-type="string" calcext:value-type="string">
            <text:p>改善完成期限<text:span text:style-name="T1">:</text:span></text:p>
          </table:table-cell>
          <table:table-cell table:style-name="ce10" table:number-columns-repeated="4"/>
          <table:table-cell table:style-name="ce14"/>
          <table:table-cell table:number-columns-repeated="1018"/>
        </table:table-row>
        <table:table-row table:style-name="ro3">
          <table:table-cell table:style-name="ce6" office:value-type="string" calcext:value-type="string">
            <text:p>供應商</text:p>
          </table:table-cell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3">
          <table:table-cell table:style-name="ce7" office:value-type="string" calcext:value-type="string">
            <text:p>確<text:span text:style-name="T1">    </text:span><text:span text:style-name="T2">認</text:span></text:p>
          </table:table-cell>
          <table:table-cell table:style-name="ce12" table:number-columns-repeated="4"/>
          <table:table-cell table:style-name="ce16"/>
          <table:table-cell table:number-columns-repeated="1018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1.01mm" fo:margin-right="14.01mm" style:first-page-number="continue" loext:scale-to-X="1" loext:scale-to-Y="1" style:table-centering="both" style:writing-mode="lr-tb"/>
      <style:header-style>
        <style:header-footer-properties fo:min-height="7.5mm" fo:margin-left="7.99mm" fo:margin-right="4.99mm" fo:margin-bottom="0mm"/>
      </style:header-style>
      <style:footer-style>
        <style:header-footer-properties fo:min-height="7.5mm" fo:margin-left="7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客戶抱怨單</dc:title>
    <meta:initial-creator>TT</meta:initial-creator>
    <dc:creator>Joyce</dc:creator>
    <dc:date>2004-03-26T13:17:39</dc:date>
    <meta:print-date>2004-03-26T13:17:35</meta:print-date>
    <meta:document-statistic meta:table-count="1" meta:cell-count="20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